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FF0000" fo:font-weight="bold" style:font-weight-asian="bold" style:font-weight-complex="bold"/>
    </style:style>
    <style:style style:name="ce3" style:family="table-cell" style:parent-style-name="Default" style:data-style-name="N2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="thin solid #000000" style:vertical-align="automatic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7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8" style:family="table-cell" style:parent-style-name="Default" style:data-style-name="N36">
      <style:table-cell-properties style:vertical-align="automatic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11" style:family="table-cell" style:parent-style-name="Default" style:data-style-name="N2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2">
      <style:table-cell-properties style:vertical-align="automatic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9.10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2" table:default-cell-style-name="ce1"/>
        <table:table-column table:style-name="co4" table:number-columns-repeated="11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ombre del alumno/a - JUAN PABLO SÁEZ GUTIÉRREZ</text:p>
          </table:table-cell>
          <table:table-cell table:number-columns-repeated="2" table:style-name="ce3"/>
          <table:table-cell office:value-type="string" table:number-columns-spanned="12" table:number-rows-spanned="1" table:style-name="ce13">
            <text:p>Semana</text:p>
          </table:table-cell>
          <table:covered-table-cell table:number-columns-repeated="11"/>
          <table:table-cell table:number-columns-repeated="11" table:style-name="ce4"/>
          <table:table-cell table:number-columns-repeated="16358"/>
        </table:table-row>
        <table:table-row table:style-name="ro1">
          <table:table-cell office:value-type="string" table:style-name="ce5">
            <text:p>Fecha de la entrega - 5/10/2022</text:p>
          </table:table-cell>
          <table:table-cell table:style-name="ce6"/>
          <table:table-cell office:value-type="string" table:style-name="ce7">
            <text:p>Ejemplo</text:p>
          </table:table-cell>
          <table:table-cell office:value-type="date" office:date-value="2022-10-03T00:00:00" table:style-name="ce8">
            <text:p>03/10/2022</text:p>
          </table:table-cell>
          <table:table-cell office:value-type="date" office:date-value="2022-10-10T00:00:00" table:style-name="ce8">
            <text:p>10/10/2022</text:p>
          </table:table-cell>
          <table:table-cell office:value-type="date" office:date-value="2022-10-17T00:00:00" table:style-name="ce8">
            <text:p>17/10/2022</text:p>
          </table:table-cell>
          <table:table-cell office:value-type="date" office:date-value="2022-10-26T00:00:00" table:style-name="ce8">
            <text:p>26/10/2022</text:p>
          </table:table-cell>
          <table:table-cell office:value-type="date" office:date-value="2022-10-31T00:00:00" table:style-name="ce8">
            <text:p>31/10/2022</text:p>
          </table:table-cell>
          <table:table-cell office:value-type="date" office:date-value="2022-11-07T00:00:00" table:style-name="ce8">
            <text:p>07/11/2022</text:p>
          </table:table-cell>
          <table:table-cell office:value-type="date" office:date-value="2022-11-14T00:00:00" table:style-name="ce8">
            <text:p>14/11/2022</text:p>
          </table:table-cell>
          <table:table-cell office:value-type="date" office:date-value="2022-11-21T00:00:00" table:style-name="ce8">
            <text:p>21/11/2022</text:p>
          </table:table-cell>
          <table:table-cell office:value-type="date" office:date-value="2022-11-28T00:00:00" table:style-name="ce8">
            <text:p>28/11/2022</text:p>
          </table:table-cell>
          <table:table-cell office:value-type="date" office:date-value="2022-12-05T00:00:00" table:style-name="ce8">
            <text:p>05/12/2022</text:p>
          </table:table-cell>
          <table:table-cell office:value-type="date" office:date-value="2022-12-12T00:00:00" table:style-name="ce8">
            <text:p>12/12/2022</text:p>
          </table:table-cell>
          <table:table-cell office:value-type="date" office:date-value="2022-12-19T00:00:00" table:style-name="ce8">
            <text:p>19/12/2022</text:p>
          </table:table-cell>
          <table:table-cell table:number-columns-repeated="11" table:style-name="ce4"/>
          <table:table-cell table:number-columns-repeated="16358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9"/>
          <table:table-cell table:style-name="ce6"/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1</text:p>
          </table:table-cell>
          <table:table-cell table:style-name="ce6"/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Clase Malla3D</text:p>
          </table:table-cell>
          <table:table-cell office:value-type="float" office:value="2.5000000000000001E-2" table:style-name="ce6">
            <text:p>0,03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lase Cubo (Creación correcta de Geometría y Topología )</text:p>
          </table:table-cell>
          <table:table-cell office:value-type="float" office:value="3.5000000000000003E-2" table:style-name="ce6">
            <text:p>0,04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lase Pirámide pentagonal (Creación correcta de Geometría y Topología)</text:p>
          </table:table-cell>
          <table:table-cell office:value-type="float" office:value="0.05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Dibujado en modo diferido (VBO)</text:p>
          </table:table-cell>
          <table:table-cell office:value-type="float" office:value="0.15" table:style-name="ce6">
            <text:p>0,1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Uso de ColorArray para el color</text:p>
          </table:table-cell>
          <table:table-cell office:value-type="float" office:value="0.05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Visualización modo puntos</text:p>
          </table:table-cell>
          <table:table-cell office:value-type="float" office:value="4.4999999999999998E-2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Visualización modo alambre</text:p>
          </table:table-cell>
          <table:table-cell office:value-type="float" office:value="4.4999999999999998E-2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Visualización modo sólido</text:p>
          </table:table-cell>
          <table:table-cell office:value-type="float" office:value="4.4999999999999998E-2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Visualización simultánea puntos + líneas + sólido (cualquier combinación de ellos)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ULL_FACE habilitado</text:p>
          </table:table-cell>
          <table:table-cell office:value-type="float" office:value="0.05" table:style-name="ce6">
            <text:p>0,0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4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table:style-name="ce4"/>
          <table:table-cell table:style-name="ce6"/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0.59499999999999997" table:formula="of:=SUM([.B6:.B16])" table:style-name="ce11">
            <text:p>0,60</text:p>
          </table:table-cell>
          <table:table-cell table:style-name="ce11"/>
          <table:table-cell table:number-columns-repeated="23" table:style-name="ce4"/>
          <table:table-cell table:number-columns-repeated="16358"/>
        </table:table-row>
        <table:table-row table:number-rows-repeated="4" table:style-name="ro1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2</text:p>
          </table:table-cell>
          <table:table-cell table:number-columns-repeated="2"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Carga y visualiza PLY (con clase propia)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onstructor de revolución a partir de perfil .ply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onstructor de revolución a partir de vector de puntos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Generación correcta de geometría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Generación correcta de topología en el sentido del ejemplo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Generación correcta de topología en cualquier sentido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No repetición de polos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Esfera en la escena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Cilindro y cono en la escena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office:value-type="string" table:style-name="ce9">
            <text:p>Varios objetos simultáneos en la escena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3" table:style-name="ce4"/>
          <table:table-cell office:value-type="string" table:style-name="ce7">
            <text:p>x</text:p>
          </table:table-cell>
          <table:table-cell table:number-columns-repeated="19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0.9" table:formula="of:=SUM([.B23:.B32])" table:style-name="ce11">
            <text:p>0,90</text:p>
          </table:table-cell>
          <table:table-cell table:style-name="ce11"/>
          <table:table-cell table:number-columns-repeated="23" table:style-name="ce4"/>
          <table:table-cell table:number-columns-repeated="16358"/>
        </table:table-row>
        <table:table-row table:number-rows-repeated="2" table:style-name="ro1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3</text:p>
          </table:table-cell>
          <table:table-cell table:number-columns-repeated="2"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Cálculo correcto de las normales en los vértices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Los ejes se siguen viendo en color plano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Uso de array de normales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Implementación correcta clase Luz (y subclases)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Hay al menos una luz direccional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Hay al menos una luz puntual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Modo de visualización sombreado suave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Hay al menos tres materiales distintos en la escena simultáneamente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0.79999999999999993" table:formula="of:=SUM([.B37:.B44])" table:style-name="ce11">
            <text:p>0,80</text:p>
          </table:table-cell>
          <table:table-cell table:style-name="ce11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4</text:p>
          </table:table-cell>
          <table:table-cell table:number-columns-repeated="2"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Diseño manual del grafo del modelo jerárquico previo a la implementación</text:p>
          </table:table-cell>
          <table:table-cell office:value-type="float" office:value="0.15" table:style-name="ce12">
            <text:p>0,15</text:p>
          </table:table-cell>
          <table:table-cell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Implementación correcta del grafo jerárquico y coherente con lo entregado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Estructura de clases del modelo jerárquico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Se conservan los modos de visualización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Movimiento paso a paso con teclado 3 grados de libertad (al menos una rotación y una traslación)</text:p>
          </table:table-cell>
          <table:table-cell office:value-type="float" office:value="0.2" table:style-name="ce6">
            <text:p>0,2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nimación automática de los 3 grados de libertad</text:p>
          </table:table-cell>
          <table:table-cell office:value-type="float" office:value="0.2" table:style-name="ce6">
            <text:p>0,2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umento/Disminución de velocidad general</text:p>
          </table:table-cell>
          <table:table-cell office:value-type="float" office:value="0.2" table:style-name="ce6">
            <text:p>0,2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1" table:formula="of:=SUM([.B48:.B54])" table:style-name="ce11">
            <text:p>1,00</text:p>
          </table:table-cell>
          <table:table-cell table:style-name="ce11"/>
          <table:table-cell table:number-columns-repeated="23" table:style-name="ce4"/>
          <table:table-cell table:number-columns-repeated="16358"/>
        </table:table-row>
        <table:table-row table:number-rows-repeated="2" table:style-name="ro1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5</text:p>
          </table:table-cell>
          <table:table-cell table:number-columns-repeated="2"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signación correcta de coordenadas de texturas en cuadro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Visualización correcta al menos un objeto con la textura 0. La imagen deberá ser de un cuadro, fotografía o similar, que permita determinar la orientación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nimación de posición de la luz puntual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nimación de color de la luz direccional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Creación de esfera texturizada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0.6" table:formula="of:=SUM([.B59:.B63])" table:style-name="ce11">
            <text:p>0,60</text:p>
          </table:table-cell>
          <table:table-cell table:style-name="ce11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10">
            <text:p>Elementos de la Práctica 6</text:p>
          </table:table-cell>
          <table:table-cell table:number-columns-repeated="2" table:style-name="ce12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Hay una clase cámara que almacena sus parámetros intrínsecos y extrínsecos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Hay al menos tres cámaras en la escena (al menos una ortográfica y una perspectiva)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La cámara activa se mueve en torno al objeto seleccionado con el ratón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Se puede hacer zoom con cada cámara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Se seleccionan objetos en la escena iluminada con materiales</text:p>
          </table:table-cell>
          <table:table-cell office:value-type="float" office:value="0.25" table:style-name="ce6">
            <text:p>0,2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l seleccionar los objetos, se resalta que están seleccionados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Al cambiar la proporción de la ventana (ancho/alto) no se deforman los objetos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La cámara activa, sin objeto seleccionado, se mueve en primera persona</text:p>
          </table:table-cell>
          <table:table-cell office:value-type="float" office:value="0.15" table:style-name="ce6">
            <text:p>0,1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Las cámaras conservan su estado al pasar de una a otra</text:p>
          </table:table-cell>
          <table:table-cell office:value-type="float" office:value="0.05" table:style-name="ce6">
            <text:p>0,05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9">
            <text:p>Los objetos seleccionables se visualizan de forma especial indicando que se pueden seleccionar</text:p>
          </table:table-cell>
          <table:table-cell office:value-type="float" office:value="0.1" table:style-name="ce6">
            <text:p>0,10</text:p>
          </table:table-cell>
          <table:table-cell table:style-name="ce7"/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office:value-type="float" office:value="1.1000000000000001" table:formula="of:=SUM([.B67:.B76])" table:style-name="ce11">
            <text:p>1,10</text:p>
          </table:table-cell>
          <table:table-cell table:style-name="ce11"/>
          <table:table-cell table:number-columns-repeated="23" table:style-name="ce4"/>
          <table:table-cell table:number-columns-repeated="16358"/>
        </table:table-row>
        <table:table-row table:number-rows-repeated="923" table:style-name="ro1">
          <table:table-cell table:style-name="ce4"/>
          <table:table-cell table:number-columns-repeated="2" table:style-name="ce3"/>
          <table:table-cell table:number-columns-repeated="23" table:style-name="ce4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dc:creator>Gutierrez, JuanPablo</dc:creator>
    <meta:creation-date>2022-10-26T11:38:44Z</meta:creation-date>
    <dc:date>2022-10-26T11:38:44Z</dc:date>
  </office:meta>
</office:document-meta>
</file>